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ejaVu Sans" fo:font-size="16pt" officeooo:rsid="0017201c" officeooo:paragraph-rsid="0017201c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officeooo:rsid="0017201c" officeooo:paragraph-rsid="0017201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6pt" officeooo:rsid="0017201c" officeooo:paragraph-rsid="0017201c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" fo:font-size="16pt" officeooo:rsid="0017201c" officeooo:paragraph-rsid="0017201c" style:font-size-asian="14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16pt" officeooo:rsid="0017201c" officeooo:paragraph-rsid="0019f522" style:font-size-asian="14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size="16pt" officeooo:rsid="00189d01" officeooo:paragraph-rsid="00189d01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6pt" fo:font-weight="bold" officeooo:rsid="0017201c" officeooo:paragraph-rsid="0017201c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9f5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encio Granados Dante Jusepee</text:p>
      <text:p text:style-name="P1"/>
      <text:p text:style-name="P7">Arreglos</text:p>
      <text:p text:style-name="P2"/>
      <text:list xml:id="list86200642" text:style-name="L1">
        <text:list-item>
          <text:p text:style-name="P4">Explica la estructura de tu código, explica en más detalle tu implementación del método obtenerIndice.</text:p>
          <text:list>
            <text:list-item>
              <text:list>
                <text:list-item>
                  <text:p text:style-name="P6">En si lo importante de este modo es el for para obtener la dimensiones y el for para obtener el indice dentro de las dimensiones, las operaciones son para <text:span text:style-name="T2">obtener la dimensión y el indice del arreglo</text:span></text:p>
                </text:list-item>
              </text:list>
            </text:list-item>
          </text:list>
        </text:list-item>
      </text:list>
      <text:p text:style-name="P3"/>
      <text:p text:style-name="P3"/>
      <text:list xml:id="list224810883429622" text:continue-numbering="true" text:style-name="L1">
        <text:list-item>
          <text:p text:style-name="P4">¿Cuál es el orden de complejidad de cada método?</text:p>
          <text:list>
            <text:list-item>
              <text:list>
                <text:list-item>
                  <text:p text:style-name="P4">Constructor: O(n)</text:p>
                </text:list-item>
                <text:list-item>
                  <text:p text:style-name="P4">obtenerElemento: O(constante) <text:span text:style-name="T2">(aunque utiliza obtener obtenerIndice)</text:span></text:p>
                </text:list-item>
                <text:list-item>
                  <text:p text:style-name="P5">almacenarElemento: O(constante) <text:span text:style-name="T2">(aunque utiliza obtener obtenerIndice)</text:span></text:p>
                </text:list-item>
                <text:list-item>
                  <text:p text:style-name="P4">obtenerIndice: O(n<text:span text:style-name="T1">2</text:span>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2:23:04.818753782</meta:creation-date>
    <dc:date>2019-02-25T22:48:10.418732072</dc:date>
    <meta:editing-duration>PT33S</meta:editing-duration>
    <meta:editing-cycles>1</meta:editing-cycles>
    <meta:document-statistic meta:table-count="0" meta:image-count="0" meta:object-count="0" meta:page-count="1" meta:paragraph-count="9" meta:word-count="89" meta:character-count="577" meta:non-whitespace-character-count="504"/>
    <meta:generator>LibreOffice/6.0.7.3.0$Linux_X86_64 LibreOffice_project/00$Build-3</meta:generator>
  </office:meta>
</office:document-meta>
</file>